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3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9700" calcext:value-type="float">
            <text:p>9700</text:p>
          </table:table-cell>
          <table:table-cell table:number-columns-repeated="3"/>
          <table:table-cell table:formula="of:=SUM([.H33];[.H60];[.H88])" office:value-type="float" office:value="3433.27013185137" calcext:value-type="float">
            <text:p>3433.2701318514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)" office:value-type="float" office:value="104800" calcext:value-type="float">
            <text:p>104800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3750" calcext:value-type="float">
            <text:p>37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)+5000" office:value-type="float" office:value="105431.578947368" calcext:value-type="float">
            <text:p>105431.578947368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-631.578947368427" calcext:value-type="float">
            <text:p>-631.5789473684</text:p>
          </table:table-cell>
          <table:table-cell table:formula="of:=SUM([.H12];[.H42];[.H69])" office:value-type="float" office:value="2156.57894736842" calcext:value-type="float">
            <text:p>2156.5789473684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  <table:table-cell table:formula="of:=SUM([.H24];[.H54];[.H81])" office:value-type="float" office:value="5132.49373433584" calcext:value-type="float">
            <text:p>5132.4937343358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  <table:table-cell table:formula="of:=SUM([.H25];[.H55];[.H82];[.H110])" office:value-type="float" office:value="5436.8415604228" calcext:value-type="float">
            <text:p>5436.8415604228</text:p>
          </table:table-cell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  <table:table-cell table:formula="of:=SUM([.H26];[.H56];[.H83];[.H111])" office:value-type="float" office:value="3718.97188623733" calcext:value-type="float">
            <text:p>3718.9718862373</text:p>
          </table:table-cell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7" table:formula="of:=SUM([.A60:.F60])" office:value-type="float" office:value="25900" calcext:value-type="float">
            <text:p>25900</text:p>
          </table:table-cell>
          <table:table-cell table:style-name="ce23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;[.F85])" office:value-type="float" office:value="641.578947368421" calcext:value-type="float">
            <text:p>641.5789473684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E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0" office:value-type="float" office:value="345" calcext:value-type="float">
            <text:p>345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19" office:value-type="float" office:value="331.578947368421" calcext:value-type="float">
            <text:p>331.5789473684</text:p>
          </table:table-cell>
          <table:table-cell/>
          <table:table-cell table:formula="of:=SUM([.F85])" office:value-type="float" office:value="331.578947368421" calcext:value-type="float">
            <text:p>331.5789473684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60:.H85])" office:value-type="float" office:value="26231.5789473684" calcext:value-type="float">
            <text:p>26231.5789473684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3">
          <table:table-cell table:style-name="ce41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table:number-columns-repeated="4"/>
          <table:table-cell table:style-name="ce17" table:formula="of:=SUM([.B88:.F88])" office:value-type="float" office:value="7000" calcext:value-type="float">
            <text:p>7000</text:p>
          </table:table-cell>
          <table:table-cell table:style-name="ce23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8" table:formula="of:=SUM([.B116:.E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C116:.F116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Marine</text:p>
          </table:table-cell>
          <table:table-cell table:number-columns-repeated="4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];[.F116])" office:value-type="float" office:value="0" calcext:value-type="float">
            <text:p>0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number-columns-repeated="6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Nair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Tamara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88]/23" office:value-type="float" office:value="304.347826086956" calcext:value-type="float">
            <text:p>304.347826087</text:p>
          </table:table-cell>
          <table:table-cell table:style-name="ce17" table:formula="of:=[.C88]/20" office:value-type="float" office:value="0" calcext:value-type="float">
            <text:p>0</text:p>
          </table:table-cell>
          <table:table-cell table:style-name="ce17" table:formula="of:=[.D88]/20" office:value-type="float" office:value="0" calcext:value-type="float">
            <text:p>0</text:p>
          </table:table-cell>
          <table:table-cell table:style-name="ce17" table:formula="of:=[.E88]/20" office:value-type="float" office:value="0" calcext:value-type="float">
            <text:p>0</text:p>
          </table:table-cell>
          <table:table-cell table:style-name="ce17" table:formula="of:=[.F88]/19" office:value-type="float" office:value="0" calcext:value-type="float">
            <text:p>0</text:p>
          </table:table-cell>
          <table:table-cell/>
          <table:table-cell table:style-name="ce17" table:formula="of:=SUM([.H88:.H115])" office:value-type="float" office:value="7000" calcext:value-type="float">
            <text:p>70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1:01:12.381298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1T11:02:25.674471714</dc:date>
    <meta:editing-duration>P4DT7M33S</meta:editing-duration>
    <meta:editing-cycles>1709</meta:editing-cycles>
    <meta:generator>LibreOffice/4.2.8.2$Linux_X86_64 LibreOffice_project/420m0$Build-2</meta:generator>
    <meta:document-statistic meta:table-count="11" meta:cell-count="4096" meta:object-count="0"/>
  </office:meta>
</office:document-meta>
</file>